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1" svg:font-family="Courier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 style:master-page-name="Standard">
      <style:paragraph-properties style:page-number="1" fo:padding="0in" fo:border="none"/>
    </style:style>
    <style:style style:name="T1" style:family="text">
      <style:text-properties style:font-name="Courier" style:font-name-asian="Courier1" style:font-name-complex="Courier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line markdown test</text:p>
      <text:p text:style-name="P1"><text:span text:style-name="T1">{{markdown}}[![Develop Server Deploy](https://github.com/mieweb/wikiGDrive/actions/workflows/DevelopServerDeploy.yml/badge.svg?branch=develop&amp;event=push)](https://github.com/mieweb/wikiGDrive/actions/workflows/DevelopServerDeploy.yml){{/markdown}}</text:span> <text:span text:style-name="T1">{{markdown}}[![Prod Server Deploy](https://github.com/mieweb/wikiGDrive/actions/workflows/ProdServerDeploy.yml/badge.svg?branch=master&amp;event=push)](https://github.com/mieweb/wikiGDrive/actions/workflows/ProdServerDeploy.yml){{/markdown}}</text:span>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1" svg:font-family="Courier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10" meta:character-count="508" meta:non-whitespace-character-count="501"/>
    <meta:generator>LibreOfficeDev/6.0.5.2$Linux_X86_64 LibreOffice_project/</meta:generator>
  </office:meta>
</office:document-meta>
</file>